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subtitle">
      <style:graphic-properties draw:fill-color="#ffffff" draw:auto-grow-height="true" fo:min-height="13.927cm"/>
    </style:style>
    <style:style style:name="pr5" style:family="presentation" style:parent-style-name="Inspiration-subtitle">
      <style:graphic-properties draw:fill-color="#ffffff" draw:auto-grow-height="true" fo:min-height="12.661cm"/>
    </style:style>
    <style:style style:name="pr6" style:family="presentation" style:parent-style-name="Inspiration-subtitle">
      <style:graphic-properties draw:fill-color="#ffffff" draw:auto-grow-height="true" fo:min-height="15.193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paragraph-properties fo:text-align="start"/>
      <style:text-properties fo:font-size="32pt"/>
    </style:style>
    <style:style style:name="P5" style:family="paragraph">
      <loext:graphic-properties draw:fill-color="#ffffff"/>
      <style:text-properties fo:font-size="29.3999996185303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Framework SPRING Boot</text:p>
          </draw:text-box>
        </draw:frame>
        <draw:frame presentation:style-name="pr2" draw:text-style-name="P2" draw:layer="layout" svg:width="25.2cm" svg:height="12.179cm" svg:x="1.4cm" svg:y="5cm" presentation:class="subtitle">
          <draw:text-box>
            <text:list text:style-name="L1">
              <text:list-item>
                <text:p text:style-name="P1">Présentation générale</text:p>
              </text:list-item>
              <text:list-item>
                <text:p text:style-name="P1">Injections de dépendances</text:p>
              </text:list-item>
              <text:list-item>
                <text:p text:style-name="P1">Programmation orientée aspects</text:p>
              </text:list-item>
              <text:list-item>
                <text:p text:style-name="P1">Exemple de librairies spring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Présentation générale</text:p>
          </draw:text-box>
        </draw:frame>
        <draw:frame presentation:style-name="pr4" draw:text-style-name="P2" draw:layer="layout" svg:width="25.2cm" svg:height="13.927cm" svg:x="1.4cm" svg:y="4.126cm" presentation:class="subtitle" presentation:user-transformed="true">
          <draw:text-box>
            <text:list text:style-name="L1">
              <text:list-item>
                <text:p text:style-name="P1">Le framework Spring contient de nombreux modules pour simplifier le développement JAVAEE</text:p>
              </text:list-item>
              <text:list-item>
                <text:p text:style-name="P1">Le concept au cœur de la librairie Spring est l'injection de dépendance (aussi appelée inversion de contrôle)</text:p>
              </text:list-item>
              <text:list-item>
                <text:p text:style-name="P1">Le deuxième concept clé est la programmation orientée aspect (AOP)</text:p>
              </text:list-item>
              <text:list-item>
                <text:p text:style-name="P1">Le but est de réduire les couplages (via des POJO) avec les services nécessaires au fonctionnement de l'application JAVA E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Quelques exemples de modules</text:p>
          </draw:text-box>
        </draw:frame>
        <draw:frame presentation:style-name="pr2" draw:text-style-name="P2" draw:layer="layout" svg:width="25.2cm" svg:height="12.179cm" svg:x="1.4cm" svg:y="5cm" presentation:class="subtitle" presentation:user-transformed="true">
          <draw:text-box>
            <text:list text:style-name="L1">
              <text:list-item>
                <text:p text:style-name="P1">Spring Web (framework web)</text:p>
              </text:list-item>
              <text:list-item>
                <text:p text:style-name="P1">Spring JDBC (SQL)</text:p>
              </text:list-item>
              <text:list-item>
                <text:p text:style-name="P1">Spring Data (persistence)</text:p>
              </text:list-item>
              <text:list-item>
                <text:p text:style-name="P1">Spring security</text:p>
              </text:list-item>
              <text:list-item>
                <text:p text:style-name="P1">Spring batch</text:p>
              </text:list-item>
              <text:list-item>
                <text:p text:style-name="P1">Etc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Configuration</text:p>
          </draw:text-box>
        </draw:frame>
        <draw:frame presentation:style-name="pr2" draw:text-style-name="P2" draw:layer="layout" svg:width="25.2cm" svg:height="12.179cm" svg:x="1.4cm" svg:y="5cm" presentation:class="subtitle" presentation:user-transformed="true">
          <draw:text-box>
            <text:list text:style-name="L1">
              <text:list-item>
                <text:p text:style-name="P1">Création du projet vis spring starter</text:p>
                <text:list>
                  <text:list-item>
                    <text:p text:style-name="P1">Permet de choisir la version, ainsi que les modules à inclure (peut être mis à jour après)</text:p>
                  </text:list-item>
                </text:list>
              </text:list-item>
              <text:list-item>
                <text:p text:style-name="P1">Fichier de configuration</text:p>
                <text:list>
                  <text:list-item>
                    <text:p text:style-name="P1">Application.properties (ou yaml)</text:p>
                  </text:list-item>
                  <text:list-item>
                    <text:p text:style-name="P1">Ficher application context (xml, plus rare maintenant)</text:p>
                  </text:list-item>
                </text:list>
              </text:list-item>
              <text:list-item>
                <text:p text:style-name="P1">Utilisation de classes de configuration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Injection de dépendances</text:p>
          </draw:text-box>
        </draw:frame>
        <draw:frame presentation:style-name="pr2" draw:text-style-name="P2" draw:layer="layout" svg:width="25.2cm" svg:height="12.179cm" svg:x="1.4cm" svg:y="5cm" presentation:class="subtitle" presentation:user-transformed="true">
          <draw:text-box>
            <text:list text:style-name="L1">
              <text:list-item>
                <text:p text:style-name="P1">Principe général</text:p>
              </text:list-item>
              <text:list-item>
                <text:p text:style-name="P1">Définition de bean</text:p>
              </text:list-item>
              <text:list-item>
                <text:p text:style-name="P1">Constructions de bean</text:p>
              </text:list-item>
              <text:list-item>
                <text:p text:style-name="P1">Ordre de chargement et initialisation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Principe général</text:p>
          </draw:text-box>
        </draw:frame>
        <draw:frame presentation:style-name="pr5" draw:text-style-name="P2" draw:layer="layout" svg:width="25.2cm" svg:height="12.661cm" svg:x="1.4cm" svg:y="4.759cm" presentation:class="subtitle" presentation:user-transformed="true">
          <draw:text-box>
            <text:list text:style-name="L1">
              <text:list-item>
                <text:p text:style-name="P1">Au lieu d'aller chercher les services/objets dont on a besoin, on demande à Spring de nous les fournir</text:p>
              </text:list-item>
              <text:list-item>
                <text:p text:style-name="P1">Ces objets sont appelés des bean spring</text:p>
              </text:list-item>
              <text:list-item>
                <text:p text:style-name="P1">Ceux-ci peuvent être déclaré dans un fichier de configuration xml, ou via des annotations</text:p>
              </text:list-item>
              <text:list-item>
                <text:p text:style-name="P1">En passant par des interfaces, cela permet d'être indépendant de l'implémentation d'un service dans notre code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Déclaration de bean</text:p>
          </draw:text-box>
        </draw:frame>
        <draw:frame presentation:style-name="pr4" draw:text-style-name="P2" draw:layer="layout" svg:width="25.2cm" svg:height="15.193cm" svg:x="1.4cm" svg:y="3.493cm" presentation:class="subtitle" presentation:user-transformed="true">
          <draw:text-box>
            <text:list text:style-name="L1">
              <text:list-item>
                <text:p text:style-name="P1">Balise &lt;bean&gt; si xml, diverses annotations suivant le type de bean sinon</text:p>
              </text:list-item>
              <text:list-item>
                <text:p text:style-name="P1">Si XML</text:p>
                <text:list>
                  <text:list-item>
                    <text:p text:style-name="P1">Attributs id et class (pleinement qualifié)</text:p>
                  </text:list-item>
                  <text:list-item>
                    <text:p text:style-name="P1">sous balises &lt;property&gt; pour injecter des valeurs ou d'autres bean (value ou ref)</text:p>
                  </text:list-item>
                  <text:list-item>
                    <text:p text:style-name="P1">respecter la convention de nommage</text:p>
                  </text:list-item>
                </text:list>
              </text:list-item>
              <text:list-item>
                <text:p text:style-name="P1">Si annotations, moins de configuration nécéssaire</text:p>
              </text:list-item>
              <text:list-item>
                <text:p text:style-name="P1">L'ordre de déclaration n'as pas d'importance, spring construit automatiquement un graphe de dépendanc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Construction de bean</text:p>
          </draw:text-box>
        </draw:frame>
        <draw:frame presentation:style-name="pr4" draw:text-style-name="P2" draw:layer="layout" svg:width="25.2cm" svg:height="15.193cm" svg:x="1.4cm" svg:y="3.493cm" presentation:class="subtitle" presentation:user-transformed="true">
          <draw:text-box>
            <text:list text:style-name="L1">
              <text:list-item>
                <text:p text:style-name="P1">En XML</text:p>
                <text:list>
                  <text:list-item>
                    <text:p text:style-name="P1">Par défaut, Spring appel le constructeur par défaut du bean</text:p>
                  </text:list-item>
                  <text:list-item>
                    <text:p text:style-name="P1">Les sous balises &lt;constructor-arg&gt; permettent de passer des paramètre a un constructeur, l'attribut index indique la position du paramètre</text:p>
                  </text:list-item>
                  <text:list-item>
                    <text:p text:style-name="P1">Spring est capable de passer par une factory pour construire un bean via factory-bean et factory-method</text:p>
                  </text:list-item>
                </text:list>
              </text:list-item>
              <text:list-item>
                <text:p text:style-name="P1">Via annotations, soit en annotant les classes (@component,service,etc.) soit via une méthode annotée avec @bea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chargement et initialisation</text:p>
          </draw:text-box>
        </draw:frame>
        <draw:frame presentation:style-name="pr4" draw:text-style-name="P2" draw:layer="layout" svg:width="25.2cm" svg:height="13.927cm" svg:x="1.4cm" svg:y="4.126cm" presentation:class="subtitle" presentation:user-transformed="true">
          <draw:text-box>
            <text:list text:style-name="L1">
              <text:list-item>
                <text:p text:style-name="P1">Par défaut, Spring n'instancie qu'un seul exemplaire de chaque bean, et le réinjecte partout ou il est nécessaire</text:p>
              </text:list-item>
              <text:list-item>
                <text:p text:style-name="P1">Ceci peut être modifié avec l'attribut/annotation scope à prototype, pour que spring instancie a chaque injection un nouveau bean</text:p>
              </text:list-item>
              <text:list-item>
                <text:p text:style-name="P1">Spring instancie les beans au démarrage du contexte, sauf si un bean est configuré en lazy-init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Programmation orientée aspect</text:p>
          </draw:text-box>
        </draw:frame>
        <draw:frame presentation:style-name="pr2" draw:text-style-name="P2" draw:layer="layout" svg:width="25.2cm" svg:height="12.179cm" svg:x="1.4cm" svg:y="5cm" presentation:class="subtitle" presentation:user-transformed="true">
          <draw:text-box>
            <text:list text:style-name="L1">
              <text:list-item>
                <text:p text:style-name="P1">Principe général</text:p>
              </text:list-item>
              <text:list-item>
                <text:p text:style-name="P1">Pourquoi passer par des interfaces</text:p>
              </text:list-item>
              <text:list-item>
                <text:p text:style-name="P1">Déclaration des points de coupe</text:p>
              </text:list-item>
              <text:list-item>
                <text:p text:style-name="P1">Les différents types d'advic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Principe général</text:p>
          </draw:text-box>
        </draw:frame>
        <draw:frame presentation:style-name="pr2" draw:text-style-name="P2" draw:layer="layout" svg:width="25.2cm" svg:height="12.179cm" svg:x="1.4cm" svg:y="5cm" presentation:class="subtitle" presentation:user-transformed="true">
          <draw:text-box>
            <text:list text:style-name="L1">
              <text:list-item>
                <text:p text:style-name="P1">Injection de code à exécuter avant, après, ou a la place de méthode existantes</text:p>
              </text:list-item>
              <text:list-item>
                <text:p text:style-name="P1">Permet de mettre en place des services techniques complètement transparent pour ceux à qui il s'applique</text:p>
              </text:list-item>
              <text:list-item>
                <text:p text:style-name="P1">Spring n'utilise qu'une partie limitée de l'AOP, qui permet d'affecter les appels de méthode, d'autres outils permettent d'affecter les accès aux attributs, instanciations, etc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AOP et les interfaces</text:p>
          </draw:text-box>
        </draw:frame>
        <draw:frame presentation:style-name="pr2" draw:text-style-name="P2" draw:layer="layout" svg:width="25.2cm" svg:height="12.179cm" svg:x="1.4cm" svg:y="5cm" presentation:class="subtitle" presentation:user-transformed="true">
          <draw:text-box>
            <text:list text:style-name="L1">
              <text:list-item>
                <text:p text:style-name="P1">Spring implémente l'AOP sans avoir besoin d'une JVM spécial ni d'un compilateur dédié a l'AOP</text:p>
              </text:list-item>
              <text:list-item>
                <text:p text:style-name="P1">En conséquence, la méthode utilisée par spring passe par l'implémentation d'une interface commune avec la classe cible de l'AOP</text:p>
              </text:list-item>
              <text:list-item>
                <text:p text:style-name="P1">Cela signifie qu'il faut injecter les beans/services cible de l'AOP via une interface qu'ils implémentent, sinon l'AOP et les librairies l'utilisant ne fonctionnent pas !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Les points de coupe</text:p>
          </draw:text-box>
        </draw:frame>
        <draw:frame presentation:style-name="pr6" draw:text-style-name="P2" draw:layer="layout" svg:width="25.2cm" svg:height="15.193cm" svg:x="1.4cm" svg:y="3.493cm" presentation:class="subtitle" presentation:user-transformed="true">
          <draw:text-box>
            <text:list text:style-name="L1">
              <text:list-item>
                <text:p text:style-name="P1">Ils permettent de sélectionner les méthodes sur lesquelles s'appliqueront des advices</text:p>
              </text:list-item>
              <text:list-item>
                <text:p text:style-name="P1">Syntaxe issue de aspectJ, on peut utiliser des * comme joker</text:p>
                <text:list>
                  <text:list-item>
                    <text:p text:style-name="P1">execution(type_retour packages.class.fonction(type_params))</text:p>
                  </text:list-item>
                </text:list>
              </text:list-item>
              <text:list-item>
                <text:p text:style-name="P1">« ... » pour type_params signifie n'importe quelle paramètres</text:p>
              </text:list-item>
              <text:list-item>
                <text:p text:style-name="P1">Certains cas nécessitent de rajouter des paramètre à passer a la fonction de l'advice, comme le bean cible par exemple (and target(bean)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Les différents types d'advice</text:p>
          </draw:text-box>
        </draw:frame>
        <draw:frame presentation:style-name="pr2" draw:text-style-name="P2" draw:layer="layout" svg:width="25.2cm" svg:height="12.179cm" svg:x="1.4cm" svg:y="5cm" presentation:class="subtitle" presentation:user-transformed="true">
          <draw:text-box>
            <text:list text:style-name="L1">
              <text:list-item>
                <text:p text:style-name="P1">Before</text:p>
                <text:list>
                  <text:list-item>
                    <text:p text:style-name="P1">S'exécute avant l'appel de la méthode</text:p>
                  </text:list-item>
                </text:list>
              </text:list-item>
              <text:list-item>
                <text:p text:style-name="P1">After-returning et after-throwing</text:p>
                <text:list>
                  <text:list-item>
                    <text:p text:style-name="P1">S’exécute à la sortie de la méthode, respectivement si on sort « normalement » de celle-ci ou via une exception</text:p>
                  </text:list-item>
                </text:list>
              </text:list-item>
              <text:list-item>
                <text:p text:style-name="P1">Around, le plus complet, permet d'altérer les paramètres de l'appel, de choisir d'appeler ou pas la fonction cible, et d'altérer la valeur retourné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Les différents types d'advice(suite)</text:p>
          </draw:text-box>
        </draw:frame>
        <draw:frame presentation:style-name="pr5" draw:text-style-name="P2" draw:layer="layout" svg:width="25.2cm" svg:height="12.661cm" svg:x="1.2cm" svg:y="5cm" presentation:class="subtitle" presentation:user-transformed="true">
          <draw:text-box>
            <text:list text:style-name="L1">
              <text:list-item>
                <text:p text:style-name="P1">Deux manières d'implémenter les advices sont disponibles</text:p>
              </text:list-item>
              <text:list-item>
                <text:p text:style-name="P1">On peut utiliser un POJO, cela nécessite de préciser dans le fichier de configuration le type d'advice (before, after...)</text:p>
              </text:list-item>
              <text:list-item>
                <text:p text:style-name="P1">Sinon, il suffit d'implémenter l'interface correspondant au type d'advice fournit, spring le détectera automatiquement</text:p>
              </text:list-item>
              <text:list-item>
                <text:p text:style-name="P1">La deuxième méthode est plus puissante, mais ne peut s'utiliser avec un POJO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Exemple de librairie : SpringJDBC</text:p>
          </draw:text-box>
        </draw:frame>
        <draw:frame presentation:style-name="pr2" draw:text-style-name="P4" draw:layer="layout" svg:width="25.2cm" svg:height="12.179cm" svg:x="1.4cm" svg:y="5cm" presentation:class="subtitle" presentation:user-transformed="true">
          <draw:text-box>
            <text:list text:style-name="L1">
              <text:list-item>
                <text:p text:style-name="P1"><text:span text:style-name="T1">Quelle est la problématique</text:span></text:p>
              </text:list-item>
              <text:list-item>
                <text:p text:style-name="P1"><text:span text:style-name="T1">Configuration de SpringJDBC</text:span></text:p>
              </text:list-item>
              <text:list-item>
                <text:p text:style-name="P1"><text:span text:style-name="T1">Utilisation de SpringJDBC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Problématique du code JDBC</text:p>
          </draw:text-box>
        </draw:frame>
        <draw:frame presentation:style-name="pr2" draw:text-style-name="P4" draw:layer="layout" svg:width="25.2cm" svg:height="12.179cm" svg:x="1.4cm" svg:y="5cm" presentation:class="subtitle" presentation:user-transformed="true">
          <draw:text-box>
            <text:list text:style-name="L1">
              <text:list-item>
                <text:p text:style-name="P1"><text:span text:style-name="T1">Beaucoup de code répétitif</text:span></text:p>
                <text:list>
                  <text:list-item>
                    <text:p text:style-name="P1"><text:span text:style-name="T1">Ouverture de la connection</text:span></text:p>
                  </text:list-item>
                  <text:list-item>
                    <text:p text:style-name="P1"><text:span text:style-name="T1">Execution de requete</text:span></text:p>
                  </text:list-item>
                  <text:list-item>
                    <text:p text:style-name="P1"><text:span text:style-name="T1">Parcours de résultat</text:span></text:p>
                  </text:list-item>
                  <text:list-item>
                    <text:p text:style-name="P1"><text:span text:style-name="T1">Etc.</text:span></text:p>
                  </text:list-item>
                </text:list>
              </text:list-item>
              <text:list-item>
                <text:p text:style-name="P1"><text:span text:style-name="T1">Obligation de catcher les exceptions</text:span></text:p>
              </text:list-item>
              <text:list-item>
                <text:p text:style-name="P1"><text:span text:style-name="T1">Au final, plus de « boiler plate » code que de code spécifique aux entités manipulées 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Objectif de springJDBC</text:p>
          </draw:text-box>
        </draw:frame>
        <draw:frame presentation:style-name="pr2" draw:text-style-name="P4" draw:layer="layout" svg:width="25.2cm" svg:height="12.179cm" svg:x="1.4cm" svg:y="5cm" presentation:class="subtitle" presentation:user-transformed="true">
          <draw:text-box>
            <text:list text:style-name="L1">
              <text:list-item>
                <text:p text:style-name="P1"><text:span text:style-name="T1">Fournir automatiquement au maximum le code répétitif</text:span></text:p>
              </text:list-item>
              <text:list-item>
                <text:p text:style-name="P1"><text:span text:style-name="T1">Gestion d'erreur plus souple</text:span></text:p>
              </text:list-item>
              <text:list-item>
                <text:p text:style-name="P1"><text:span text:style-name="T1">Uniquement écrire le code spécifique au cas d'utilisation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Configuration de springJDBC</text:p>
          </draw:text-box>
        </draw:frame>
        <draw:frame presentation:style-name="pr2" draw:text-style-name="P4" draw:layer="layout" svg:width="25.2cm" svg:height="12.179cm" svg:x="1.4cm" svg:y="5cm" presentation:class="subtitle" presentation:user-transformed="true">
          <draw:text-box>
            <text:list text:style-name="L1">
              <text:list-item>
                <text:p text:style-name="P1"><text:span text:style-name="T1">Il faut le module spring-jdbc</text:span></text:p>
              </text:list-item>
              <text:list-item>
                <text:p text:style-name="P1"><text:span text:style-name="T1">Il faut aussi le driver correspondant à la base utilisée (mysql, postgresql, etc.)</text:span></text:p>
              </text:list-item>
              <text:list-item>
                <text:p text:style-name="P1"><text:span text:style-name="T1">Configure une dataSource dans la configuration</text:span></text:p>
              </text:list-item>
              <text:list-item>
                <text:p text:style-name="P1"><text:span text:style-name="T1">Le JdbcTemplate peut être injecté là ou en a besoin ensuite, typiquement dans des DAO, via l’annotation @autowired 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Utilisation de springJDBC</text:p>
          </draw:text-box>
        </draw:frame>
        <draw:frame presentation:style-name="pr5" draw:text-style-name="P4" draw:layer="layout" svg:width="25.2cm" svg:height="12.661cm" svg:x="1.4cm" svg:y="4.759cm" presentation:class="subtitle" presentation:user-transformed="true">
          <draw:text-box>
            <text:list text:style-name="L1">
              <text:list-item>
                <text:p text:style-name="P1"><text:span text:style-name="T1">Une fois le JdbcTemplate récupéré, celui-ci propose de multiples fonctions</text:span></text:p>
              </text:list-item>
              <text:list-item>
                <text:p text:style-name="P1"><text:span text:style-name="T1">Par exemple query, qui permet d’exécuter une sélection et de retourner une liste d'objets correspondants</text:span></text:p>
              </text:list-item>
              <text:list-item>
                <text:p text:style-name="P1"><text:span text:style-name="T1">Query a besoin pour cela que l'on lui fournisse un RowMapper, classe qui a partir d'une ligne de ResultSet renvoie l'objet correspondant</text:span></text:p>
              </text:list-item>
              <text:list-item>
                <text:p text:style-name="P1"><text:span text:style-name="T1">Si la requette du query a besoin de parametres, ils penvent être fournis sous forme de tableau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Utilisation de springJDBC(suite)</text:p>
          </draw:text-box>
        </draw:frame>
        <draw:frame presentation:style-name="pr2" draw:text-style-name="P4" draw:layer="layout" svg:width="25.2cm" svg:height="12.179cm" svg:x="1.4cm" svg:y="5cm" presentation:class="subtitle" presentation:user-transformed="true">
          <draw:text-box>
            <text:list text:style-name="L1">
              <text:list-item>
                <text:p text:style-name="P1"><text:span text:style-name="T1">Le code spécifique restant à écrire est donc :</text:span></text:p>
                <text:list>
                  <text:list-item>
                    <text:p text:style-name="P1"><text:span text:style-name="T1">Le DAO avec un setter pour recevoir le JdbcTemplate</text:span></text:p>
                  </text:list-item>
                  <text:list-item>
                    <text:p text:style-name="P1"><text:span text:style-name="T1">La requette elle-même</text:span></text:p>
                  </text:list-item>
                  <text:list-item>
                    <text:p text:style-name="P1"><text:span text:style-name="T1">Une implémentation de RowMapper (ou lambda) pour traiter les données renvoyées</text:span></text:p>
                  </text:list-item>
                  <text:list-item>
                    <text:p text:style-name="P1"><text:span text:style-name="T1">L'appel au jdbcTemplate</text:span></text:p>
                  </text:list-item>
                </text:list>
              </text:list-item>
              <text:list-item>
                <text:p text:style-name="P1"><text:span text:style-name="T1">JdbcTemplate ne se limite pas au query (possibilité d'update, batch update, etc...)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incent </meta:initial-creator>
    <meta:creation-date>2015-09-13T22:39:11.988352197</meta:creation-date>
    <dc:date>2023-01-23T03:08:14.421377051</dc:date>
    <meta:editing-duration>PT13H12M3S</meta:editing-duration>
    <meta:editing-cycles>36</meta:editing-cycles>
    <meta:generator>LibreOffice/5.1.6.2$Linux_X86_64 LibreOffice_project/10m0$Build-2</meta:generator>
    <meta:document-statistic meta:object-count="117"/>
  </office:meta>
</office:document-meta>
</file>